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s" fo:country="MX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31in" svg:height="3.5417in" svg:x="0.1886in" svg:y="1.8598in">
            <draw:object draw:notify-on-update-of-ranges="Sheet1.A2:Sheet1.A9 Sheet1.F2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4" office:value-type="string" calcext:value-type="string">
            <text:p># Lampara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_bg </text:p>
          </table:table-cell>
          <table:table-cell table:style-name="ce4" office:value-type="string" calcext:value-type="string">
            <text:p>Area [px]</text:p>
          </table:table-cell>
          <table:table-cell table:style-name="ce4" office:value-type="string" calcext:value-type="string">
            <text:p>F_obj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4.11" calcext:value-type="float">
            <text:p>6474.11</text:p>
          </table:table-cell>
          <table:table-cell office:value-type="float" office:value="11.2378" calcext:value-type="float">
            <text:p>11.2378</text:p>
          </table:table-cell>
          <table:table-cell office:value-type="float" office:value="5378" calcext:value-type="float">
            <text:p>5378</text:p>
          </table:table-cell>
          <table:table-cell table:formula="of:=[.B2]*[.D2]-[.C2]*[.D2]" office:value-type="float" office:value="34757326.6916" calcext:value-type="float">
            <text:p>34757326.6916</text:p>
          </table:table-cell>
          <table:table-cell table:formula="of:=[.$H$3]*SQRT([.$E$2]/[.E2])" office:value-type="float" office:value="23.06" calcext:value-type="float">
            <text:p>23.06</text:p>
          </table:table-cell>
          <table:table-cell/>
          <table:table-cell table:style-name="ce3" office:value-type="string" calcext:value-type="string">
            <text:p>d_1 [m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.805" calcext:value-type="float">
            <text:p>432.805</text:p>
          </table:table-cell>
          <table:table-cell office:value-type="float" office:value="9.21817" calcext:value-type="float">
            <text:p>9.21817</text:p>
          </table:table-cell>
          <table:table-cell office:value-type="float" office:value="1618" calcext:value-type="float">
            <text:p>1618</text:p>
          </table:table-cell>
          <table:table-cell table:formula="of:=[.B3]*[.D3]-[.C3]*[.D3]" office:value-type="float" office:value="685363.49094" calcext:value-type="float">
            <text:p>685363.49094</text:p>
          </table:table-cell>
          <table:table-cell table:formula="of:=[.$H$3]*SQRT([.$E$2]/[.E3])" office:value-type="float" office:value="164.218470520112" calcext:value-type="float">
            <text:p>164.218470520112</text:p>
          </table:table-cell>
          <table:table-cell/>
          <table:table-cell table:style-name="ce3" office:value-type="float" office:value="23.06" calcext:value-type="float">
            <text:p>23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.972" calcext:value-type="float">
            <text:p>192.972</text:p>
          </table:table-cell>
          <table:table-cell office:value-type="float" office:value="10.302" calcext:value-type="float">
            <text:p>10.302</text:p>
          </table:table-cell>
          <table:table-cell office:value-type="float" office:value="1235" calcext:value-type="float">
            <text:p>1235</text:p>
          </table:table-cell>
          <table:table-cell table:formula="of:=[.B4]*[.D4]-[.C4]*[.D4]" office:value-type="float" office:value="225597.45" calcext:value-type="float">
            <text:p>225597.45</text:p>
          </table:table-cell>
          <table:table-cell table:formula="of:=[.$H$3]*SQRT([.$E$2]/[.E4])" office:value-type="float" office:value="286.230159611182" calcext:value-type="float">
            <text:p>286.2301596111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.15" calcext:value-type="float">
            <text:p>136.15</text:p>
          </table:table-cell>
          <table:table-cell office:value-type="float" office:value="11.127" calcext:value-type="float">
            <text:p>11.127</text:p>
          </table:table-cell>
          <table:table-cell office:value-type="float" office:value="756" calcext:value-type="float">
            <text:p>756</text:p>
          </table:table-cell>
          <table:table-cell table:formula="of:=[.B5]*[.D5]-[.C5]*[.D5]" office:value-type="float" office:value="94517.388" calcext:value-type="float">
            <text:p>94517.388</text:p>
          </table:table-cell>
          <table:table-cell table:formula="of:=[.$H$3]*SQRT([.$E$2]/[.E5])" office:value-type="float" office:value="442.208035748372" calcext:value-type="float">
            <text:p>442.2080357483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894" calcext:value-type="float">
            <text:p>108.894</text:p>
          </table:table-cell>
          <table:table-cell office:value-type="float" office:value="10.8077" calcext:value-type="float">
            <text:p>10.8077</text:p>
          </table:table-cell>
          <table:table-cell office:value-type="float" office:value="832" calcext:value-type="float">
            <text:p>832</text:p>
          </table:table-cell>
          <table:table-cell table:formula="of:=[.B6]*[.D6]-[.C6]*[.D6]" office:value-type="float" office:value="81607.8016" calcext:value-type="float">
            <text:p>81607.8016</text:p>
          </table:table-cell>
          <table:table-cell table:formula="of:=[.$H$3]*SQRT([.$E$2]/[.E6])" office:value-type="float" office:value="475.901031990264" calcext:value-type="float">
            <text:p>475.9010319902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7472" calcext:value-type="float">
            <text:p>44.7472</text:p>
          </table:table-cell>
          <table:table-cell office:value-type="float" office:value="11.2546" calcext:value-type="float">
            <text:p>11.2546</text:p>
          </table:table-cell>
          <table:table-cell office:value-type="float" office:value="538" calcext:value-type="float">
            <text:p>538</text:p>
          </table:table-cell>
          <table:table-cell table:formula="of:=[.B7]*[.D7]-[.C7]*[.D7]" office:value-type="float" office:value="18019.0188" calcext:value-type="float">
            <text:p>18019.0188</text:p>
          </table:table-cell>
          <table:table-cell table:formula="of:=[.$H$3]*SQRT([.$E$2]/[.E7])" office:value-type="float" office:value="1012.78419823034" calcext:value-type="float">
            <text:p>1012.7841982303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8653" calcext:value-type="float">
            <text:p>21.8653</text:p>
          </table:table-cell>
          <table:table-cell office:value-type="float" office:value="11.146" calcext:value-type="float">
            <text:p>11.146</text:p>
          </table:table-cell>
          <table:table-cell office:value-type="float" office:value="541" calcext:value-type="float">
            <text:p>541</text:p>
          </table:table-cell>
          <table:table-cell table:formula="of:=[.B8]*[.D8]-[.C8]*[.D8]" office:value-type="float" office:value="5799.1413" calcext:value-type="float">
            <text:p>5799.1413</text:p>
          </table:table-cell>
          <table:table-cell table:formula="of:=[.$H$3]*SQRT([.$E$2]/[.E8])" office:value-type="float" office:value="1785.25657220577" calcext:value-type="float">
            <text:p>1785.256572205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1031" calcext:value-type="float">
            <text:p>22.1031</text:p>
          </table:table-cell>
          <table:table-cell office:value-type="float" office:value="10.1399" calcext:value-type="float">
            <text:p>10.1399</text:p>
          </table:table-cell>
          <table:table-cell office:value-type="float" office:value="486" calcext:value-type="float">
            <text:p>486</text:p>
          </table:table-cell>
          <table:table-cell table:formula="of:=[.B9]*[.D9]-[.C9]*[.D9]" office:value-type="float" office:value="5814.1152" calcext:value-type="float">
            <text:p>5814.1152</text:p>
          </table:table-cell>
          <table:table-cell table:formula="of:=[.$H$3]*SQRT([.$E$2]/[.E9])" office:value-type="float" office:value="1782.95618027258" calcext:value-type="float">
            <text:p>1782.95618027258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5.1461in" svg:height="3.5417in" svg:x="0.6063in" svg:y="2.5437in">
            <draw:object draw:notify-on-update-of-ranges="Sheet2.A2:Sheet2.A9 Sheet2.H2:Sheet2.H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8634in" svg:height="3.4465in" svg:x="5.8331in" svg:y="2.5571in">
            <draw:object draw:notify-on-update-of-ranges="Sheet2.A2:Sheet2.A9 Sheet2.F2:Sheet2.F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# <text:span text:style-name="T1">Lampara</text:span>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_bg </text:p>
          </table:table-cell>
          <table:table-cell table:style-name="ce2" office:value-type="string" calcext:value-type="string">
            <text:p>Area [px]</text:p>
          </table:table-cell>
          <table:table-cell table:style-name="ce2" office:value-type="string" calcext:value-type="string">
            <text:p>F_obj</text:p>
          </table:table-cell>
          <table:table-cell table:style-name="ce2" office:value-type="string" calcext:value-type="string">
            <text:p>d (no <text:span text:style-name="T1">corrección</text:span>)</text:p>
          </table:table-cell>
          <table:table-cell table:style-name="ce2" office:value-type="string" calcext:value-type="string">
            <text:p>r </text:p>
          </table:table-cell>
          <table:table-cell table:style-name="ce4" office:value-type="string" calcext:value-type="string">
            <text:p>d(<text:span text:style-name="T1">corrección</text:span>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4.11" calcext:value-type="float">
            <text:p>6474.11</text:p>
          </table:table-cell>
          <table:table-cell office:value-type="float" office:value="11.2378" calcext:value-type="float">
            <text:p>11.2378</text:p>
          </table:table-cell>
          <table:table-cell office:value-type="float" office:value="5378" calcext:value-type="float">
            <text:p>5378</text:p>
          </table:table-cell>
          <table:table-cell table:formula="of:=[.B2]*[.D2]-[.C2]*[.D2]" office:value-type="float" office:value="34757326.6916" calcext:value-type="float">
            <text:p>34757326.6916</text:p>
          </table:table-cell>
          <table:table-cell table:formula="of:=[.$C$13]*SQRT([.$E$2]/[.E2])" office:value-type="float" office:value="23.06" calcext:value-type="float">
            <text:p>23.06</text:p>
          </table:table-cell>
          <table:table-cell table:formula="of:=[.B2]/[.$B$2]" office:value-type="float" office:value="1" calcext:value-type="float">
            <text:p>1</text:p>
          </table:table-cell>
          <table:table-cell table:formula="of:=[.$C$13]*SQRT([.G2]*[.$E$2]/[.E2])" office:value-type="float" office:value="23.06" calcext:value-type="float">
            <text:p>23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.805" calcext:value-type="float">
            <text:p>432.805</text:p>
          </table:table-cell>
          <table:table-cell office:value-type="float" office:value="9.21817" calcext:value-type="float">
            <text:p>9.21817</text:p>
          </table:table-cell>
          <table:table-cell office:value-type="float" office:value="1618" calcext:value-type="float">
            <text:p>1618</text:p>
          </table:table-cell>
          <table:table-cell table:formula="of:=[.B3]*[.D3]-[.C3]*[.D3]" office:value-type="float" office:value="685363.49094" calcext:value-type="float">
            <text:p>685363.49094</text:p>
          </table:table-cell>
          <table:table-cell table:formula="of:=[.$C$13]*SQRT([.$E$2]/[.E3])" office:value-type="float" office:value="164.218470520112" calcext:value-type="float">
            <text:p>164.218470520112</text:p>
          </table:table-cell>
          <table:table-cell table:formula="of:=[.B3]/[.$B$2]" office:value-type="float" office:value="0.0668516599192785" calcext:value-type="float">
            <text:p>0.0668516599192785</text:p>
          </table:table-cell>
          <table:table-cell table:formula="of:=[.$C$13]*SQRT([.G3]*[.$E$2]/[.E3])" office:value-type="float" office:value="42.4598152883857" calcext:value-type="float">
            <text:p>42.4598152883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.972" calcext:value-type="float">
            <text:p>192.972</text:p>
          </table:table-cell>
          <table:table-cell office:value-type="float" office:value="10.302" calcext:value-type="float">
            <text:p>10.302</text:p>
          </table:table-cell>
          <table:table-cell office:value-type="float" office:value="1235" calcext:value-type="float">
            <text:p>1235</text:p>
          </table:table-cell>
          <table:table-cell table:formula="of:=[.B4]*[.D4]-[.C4]*[.D4]" office:value-type="float" office:value="225597.45" calcext:value-type="float">
            <text:p>225597.45</text:p>
          </table:table-cell>
          <table:table-cell table:formula="of:=[.$C$13]*SQRT([.$E$2]/[.E4])" office:value-type="float" office:value="286.230159611182" calcext:value-type="float">
            <text:p>286.230159611182</text:p>
          </table:table-cell>
          <table:table-cell table:formula="of:=[.B4]/[.$B$2]" office:value-type="float" office:value="0.0298067224684165" calcext:value-type="float">
            <text:p>0.0298067224684165</text:p>
          </table:table-cell>
          <table:table-cell table:formula="of:=[.$C$13]*SQRT([.G4]*[.$E$2]/[.E4])" office:value-type="float" office:value="49.4165594075657" calcext:value-type="float">
            <text:p>49.4165594075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.15" calcext:value-type="float">
            <text:p>136.15</text:p>
          </table:table-cell>
          <table:table-cell office:value-type="float" office:value="11.127" calcext:value-type="float">
            <text:p>11.127</text:p>
          </table:table-cell>
          <table:table-cell office:value-type="float" office:value="756" calcext:value-type="float">
            <text:p>756</text:p>
          </table:table-cell>
          <table:table-cell table:formula="of:=[.B5]*[.D5]-[.C5]*[.D5]" office:value-type="float" office:value="94517.388" calcext:value-type="float">
            <text:p>94517.388</text:p>
          </table:table-cell>
          <table:table-cell table:formula="of:=[.$C$13]*SQRT([.$E$2]/[.E5])" office:value-type="float" office:value="442.208035748372" calcext:value-type="float">
            <text:p>442.208035748372</text:p>
          </table:table-cell>
          <table:table-cell table:formula="of:=[.B5]/[.$B$2]" office:value-type="float" office:value="0.0210299176257432" calcext:value-type="float">
            <text:p>0.0210299176257432</text:p>
          </table:table-cell>
          <table:table-cell table:formula="of:=[.$C$13]*SQRT([.G5]*[.$E$2]/[.E5])" office:value-type="float" office:value="64.1276634127481" calcext:value-type="float">
            <text:p>64.12766341274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894" calcext:value-type="float">
            <text:p>108.894</text:p>
          </table:table-cell>
          <table:table-cell office:value-type="float" office:value="10.8077" calcext:value-type="float">
            <text:p>10.8077</text:p>
          </table:table-cell>
          <table:table-cell office:value-type="float" office:value="832" calcext:value-type="float">
            <text:p>832</text:p>
          </table:table-cell>
          <table:table-cell table:formula="of:=[.B6]*[.D6]-[.C6]*[.D6]" office:value-type="float" office:value="81607.8016" calcext:value-type="float">
            <text:p>81607.8016</text:p>
          </table:table-cell>
          <table:table-cell table:formula="of:=[.$C$13]*SQRT([.$E$2]/[.E6])" office:value-type="float" office:value="475.901031990264" calcext:value-type="float">
            <text:p>475.901031990264</text:p>
          </table:table-cell>
          <table:table-cell table:formula="of:=[.B6]/[.$B$2]" office:value-type="float" office:value="0.0168199181045735" calcext:value-type="float">
            <text:p>0.0168199181045735</text:p>
          </table:table-cell>
          <table:table-cell table:formula="of:=[.$C$13]*SQRT([.G6]*[.$E$2]/[.E6])" office:value-type="float" office:value="61.7203791126715" calcext:value-type="float">
            <text:p>61.72037911267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7472" calcext:value-type="float">
            <text:p>44.7472</text:p>
          </table:table-cell>
          <table:table-cell office:value-type="float" office:value="11.2546" calcext:value-type="float">
            <text:p>11.2546</text:p>
          </table:table-cell>
          <table:table-cell office:value-type="float" office:value="538" calcext:value-type="float">
            <text:p>538</text:p>
          </table:table-cell>
          <table:table-cell table:formula="of:=[.B7]*[.D7]-[.C7]*[.D7]" office:value-type="float" office:value="18019.0188" calcext:value-type="float">
            <text:p>18019.0188</text:p>
          </table:table-cell>
          <table:table-cell table:formula="of:=[.$C$13]*SQRT([.$E$2]/[.E7])" office:value-type="float" office:value="1012.78419823034" calcext:value-type="float">
            <text:p>1012.78419823034</text:p>
          </table:table-cell>
          <table:table-cell table:formula="of:=[.B7]/[.$B$2]" office:value-type="float" office:value="0.00691171450593209" calcext:value-type="float">
            <text:p>0.00691171450593209</text:p>
          </table:table-cell>
          <table:table-cell table:formula="of:=[.$C$13]*SQRT([.G7]*[.$E$2]/[.E7])" office:value-type="float" office:value="84.1995580968801" calcext:value-type="float">
            <text:p>84.19955809688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8653" calcext:value-type="float">
            <text:p>21.8653</text:p>
          </table:table-cell>
          <table:table-cell office:value-type="float" office:value="11.146" calcext:value-type="float">
            <text:p>11.146</text:p>
          </table:table-cell>
          <table:table-cell office:value-type="float" office:value="541" calcext:value-type="float">
            <text:p>541</text:p>
          </table:table-cell>
          <table:table-cell table:formula="of:=[.B8]*[.D8]-[.C8]*[.D8]" office:value-type="float" office:value="5799.1413" calcext:value-type="float">
            <text:p>5799.1413</text:p>
          </table:table-cell>
          <table:table-cell table:formula="of:=[.$C$13]*SQRT([.$E$2]/[.E8])" office:value-type="float" office:value="1785.25657220577" calcext:value-type="float">
            <text:p>1785.25657220577</text:p>
          </table:table-cell>
          <table:table-cell table:formula="of:=[.B8]/[.$B$2]" office:value-type="float" office:value="0.00337734453075403" calcext:value-type="float">
            <text:p>0.00337734453075403</text:p>
          </table:table-cell>
          <table:table-cell table:formula="of:=[.$C$13]*SQRT([.G8]*[.$E$2]/[.E8])" office:value-type="float" office:value="103.750052152744" calcext:value-type="float">
            <text:p>103.750052152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1031" calcext:value-type="float">
            <text:p>22.1031</text:p>
          </table:table-cell>
          <table:table-cell office:value-type="float" office:value="10.1399" calcext:value-type="float">
            <text:p>10.1399</text:p>
          </table:table-cell>
          <table:table-cell office:value-type="float" office:value="486" calcext:value-type="float">
            <text:p>486</text:p>
          </table:table-cell>
          <table:table-cell table:formula="of:=[.B9]*[.D9]-[.C9]*[.D9]" office:value-type="float" office:value="5814.1152" calcext:value-type="float">
            <text:p>5814.1152</text:p>
          </table:table-cell>
          <table:table-cell table:formula="of:=[.$C$13]*SQRT([.$E$2]/[.E9])" office:value-type="float" office:value="1782.95618027258" calcext:value-type="float">
            <text:p>1782.95618027258</text:p>
          </table:table-cell>
          <table:table-cell table:formula="of:=[.B9]/[.$B$2]" office:value-type="float" office:value="0.00341407544820833" calcext:value-type="float">
            <text:p>0.00341407544820833</text:p>
          </table:table-cell>
          <table:table-cell table:formula="of:=[.$C$13]*SQRT([.G9]*[.$E$2]/[.E9])" office:value-type="float" office:value="104.178290549308" calcext:value-type="float">
            <text:p>104.17829054930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d_1 [m]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23.06" calcext:value-type="float">
            <text:p>23.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6:51:55.491268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6:17:18.047698830</meta:creation-date>
    <dc:date>2024-11-15T01:02:37.794722466</dc:date>
    <meta:editing-duration>PT10H4M14S</meta:editing-duration>
    <meta:editing-cycles>5</meta:editing-cycles>
    <meta:generator>LibreOffice/24.8.2.1$Linux_X86_64 LibreOffice_project/480$Build-1</meta:generator>
    <meta:document-statistic meta:table-count="2" meta:cell-count="13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draw:stroke="dash" draw:stroke-dash="Long_20_Dash" svg:stroke-color="#004586"/>
    </style:style>
    <style:style style:name="ch10" style:family="chart">
      <style:chart-properties loext:regression-y-name="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11cm" svg:height="8.997cm" xlink:href=".." xlink:type="simple" chart:class="chart:scatter" chart:style-name="ch1">
        <chart:plot-area chart:style-name="ch2" table:cell-range-address="Sheet1.A2:Sheet1.A9 Sheet1.F2:Sheet1.F9" svg:x="1.331cm" svg:y="0.179cm" svg:width="14.36cm" svg:height="7.658cm">
          <chart:coordinate-region svg:x="2.346cm" svg:y="0.378cm" svg:width="13.247cm" svg:height="6.812cm"/>
          <chart:axis chart:dimension="x" chart:name="primary-x" chart:style-name="ch3">
            <chart:title svg:x="8.145cm" svg:y="8.016cm" chart:style-name="ch4">
              <text:p><text:span text:style-name="T1">d[m]</text:span></text:p>
            </chart:title>
          </chart:axis>
          <chart:axis chart:dimension="y" chart:name="primary-y" chart:style-name="ch5">
            <chart:title svg:x="0.451cm" svg:y="4.462cm" chart:style-name="ch6">
              <text:p><text:span text:style-name="T1">F_obj</text:span></text:p>
            </chart:title>
            <chart:grid chart:style-name="ch7" chart:class="major"/>
          </chart:axis>
          <chart:series chart:style-name="ch8" chart:values-cell-range-address="Sheet1.F2:Sheet1.F9" chart:class="chart:scatter">
            <chart:domain table:cell-range-address="Sheet1.A2:Sheet1.A9"/>
            <chart:regression-curve chart:style-name="ch9">
              <chart:equation chart:display-equation="true" chart:display-r-square="true" svg:x="3.042cm" svg:y="0.812cm" chart:style-name="ch10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23.06">
                <text:p>23.06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4.218470520112">
                <text:p>164.218470520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6.230159611182">
                <text:p>286.230159611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2.208035748372">
                <text:p>442.208035748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5.901031990264">
                <text:p>475.901031990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12.78419823034">
                <text:p>1012.78419823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85.25657220577">
                <text:p>1785.25657220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82.95618027258">
                <text:p>1782.95618027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uble_20_Dash_20__28_Rounded_29_" svg:stroke-color="#004586" svg:stroke-linecap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72cm" svg:height="8.997cm" xlink:href=".." xlink:type="simple" chart:class="chart:scatter" chart:style-name="ch1">
        <chart:plot-area chart:style-name="ch2" table:cell-range-address="Sheet2.A2:Sheet2.A9 Sheet2.H2:Sheet2.H9" svg:x="0.261cm" svg:y="0.179cm" svg:width="12.55cm" svg:height="8.639cm">
          <chart:coordinate-region svg:x="1.086cm" svg:y="0.378cm" svg:width="11.628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9" chart:class="chart:scatter">
            <chart:domain table:cell-range-address="Sheet2.A2:Sheet2.A9"/>
            <chart:regression-curve chart:style-name="ch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9</svg:desc>
                </draw:g>
              </table:table-cell>
              <table:table-cell office:value-type="float" office:value="23.06">
                <text:p>23.06</text:p>
                <draw:g>
                  <svg:desc>Sheet2.H2:Sheet2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2.4598152883857">
                <text:p>42.4598152883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9.4165594075657">
                <text:p>49.4165594075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.1276634127481">
                <text:p>64.1276634127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.7203791126715">
                <text:p>61.7203791126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1995580968801">
                <text:p>84.199558096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3.750052152744">
                <text:p>103.750052152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4.178290549308">
                <text:p>104.1782905493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uble_20_Dash_20__28_Rounded_29_" draw:display-name="Double Dash (Rounded)" draw:style="round" draw:dots1="1" draw:dots1-length="701%" draw:distance="399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54cm" svg:height="8.755cm" xlink:href=".." xlink:type="simple" chart:class="chart:scatter" chart:style-name="ch1">
        <chart:plot-area chart:style-name="ch2" table:cell-range-address="Sheet2.A2:Sheet2.A9 Sheet2.F2:Sheet2.F9" svg:x="0.247cm" svg:y="0.175cm" svg:width="11.86cm" svg:height="8.405cm">
          <chart:coordinate-region svg:x="1.263cm" svg:y="0.374cm" svg:width="10.747cm" svg:height="7.55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F2:Sheet2.F9" chart:class="chart:scatter">
            <chart:domain table:cell-range-address="Sheet2.A2:Sheet2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9</svg:desc>
                </draw:g>
              </table:table-cell>
              <table:table-cell office:value-type="float" office:value="23.06">
                <text:p>23.06</text:p>
                <draw:g>
                  <svg:desc>Sheet2.F2:Sheet2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4.218470520112">
                <text:p>164.218470520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6.230159611182">
                <text:p>286.230159611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2.208035748372">
                <text:p>442.208035748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5.901031990264">
                <text:p>475.901031990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12.78419823034">
                <text:p>1012.78419823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85.25657220577">
                <text:p>1785.25657220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82.95618027258">
                <text:p>1782.956180272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